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I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style:font-name="Courier New" fo:font-size="10pt" fo:language="en" fo:country="IE" style:font-size-asian="10pt" style:font-name-complex="Courier New2" style:font-size-complex="10pt"/>
    </style:style>
    <style:style style:name="P4" style:family="paragraph" style:parent-style-name="Heading_20_2">
      <style:text-properties fo:language="en" fo:country="IE"/>
    </style:style>
    <style:style style:name="P5" style:family="paragraph" style:parent-style-name="Standard">
      <style:text-properties fo:language="en" fo:country="IE"/>
    </style:style>
    <style:style style:name="P6" style:family="paragraph" style:parent-style-name="Standard">
      <style:text-properties fo:language="en" fo:country="IE" officeooo:rsid="001b4242" officeooo:paragraph-rsid="001b4242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Heading_20_1" style:master-page-name="Standard">
      <style:paragraph-properties style:page-number="auto"/>
    </style:style>
    <style:style style:name="P10" style:family="paragraph" style:parent-style-name="List_20_Paragraph" style:list-style-name="WWNum4">
      <style:text-properties fo:language="en" fo:country="IE"/>
    </style:style>
    <style:style style:name="P11" style:family="paragraph" style:parent-style-name="List_20_Paragraph" style:list-style-name="WWNum5">
      <style:text-properties fo:language="en" fo:country="IE"/>
    </style:style>
    <style:style style:name="P12" style:family="paragraph" style:parent-style-name="List_20_Paragraph" style:list-style-name="WWNum6">
      <style:text-properties fo:language="en" fo:country="IE"/>
    </style:style>
    <style:style style:name="P13" style:family="paragraph" style:parent-style-name="List_20_Paragraph" style:list-style-name="WWNum7">
      <style:text-properties fo:language="en" fo:country="IE"/>
    </style:style>
    <style:style style:name="P14" style:family="paragraph" style:parent-style-name="List_20_Paragraph" style:list-style-name="WWNum7"/>
    <style:style style:name="P15" style:family="paragraph" style:parent-style-name="Heading_20_2">
      <style:text-properties fo:language="en" fo:country="IE"/>
    </style:style>
    <style:style style:name="T1" style:family="text">
      <style:text-properties fo:language="en" fo:country="IE"/>
    </style:style>
    <style:style style:name="T2" style:family="text">
      <style:text-properties fo:language="en" fo:country="IE" officeooo:rsid="0018a50f"/>
    </style:style>
    <style:style style:name="T3" style:family="text">
      <style:text-properties fo:language="en" fo:country="IE" officeooo:rsid="0019d437"/>
    </style:style>
    <style:style style:name="T4" style:family="text">
      <style:text-properties fo:color="#7f0055" style:font-name="Courier New" fo:font-size="10pt" fo:language="en" fo:country="IE" fo:font-weight="bold" style:font-size-asian="10pt" style:font-weight-asian="bold" style:font-name-complex="Courier New2" style:font-size-complex="10pt" style:font-weight-complex="bold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7f0055" style:font-name="Monospace" fo:font-size="10pt" fo:language="en" fo:country="IE" fo:font-weight="bold" style:font-size-asian="10pt" style:font-weight-asian="bold"/>
    </style:style>
    <style:style style:name="T7" style:family="text">
      <style:text-properties fo:color="#000000" style:font-name="Courier New" fo:font-size="10pt" fo:language="en" fo:country="IE" style:font-size-asian="10pt" style:font-name-complex="Courier New2" style:font-size-complex="10pt"/>
    </style:style>
    <style:style style:name="T8" style:family="text">
      <style:text-properties fo:color="#000000" style:font-name="Courier New" fo:font-size="10pt" fo:language="en" fo:country="IE" style:text-underline-style="solid" style:text-underline-width="auto" style:text-underline-color="font-color" style:font-size-asian="10pt" style:font-name-complex="Courier New2" style:font-size-complex="10pt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officeooo:rsid="0018dc71"/>
    </style:style>
    <style:style style:name="T11" style:family="text">
      <style:text-properties officeooo:rsid="0019d437"/>
    </style:style>
    <style:style style:name="T12" style:family="text">
      <style:text-properties officeooo:rsid="001a731c"/>
    </style:style>
    <style:style style:name="T13" style:family="text">
      <style:text-properties officeooo:rsid="001b4242"/>
    </style:style>
    <style:style style:name="T14" style:family="text">
      <style:text-properties fo:color="#6a3e3e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2">Lab</text:span><text:span text:style-name="T1"> – Symmetric Key Encryption</text:span></text:h>
      <text:p text:style-name="P1"/>
      <text:h text:style-name="P4" text:outline-level="2">Q1. <text:s/><text:span text:style-name="T13">(notes)</text:span></text:h>
      <text:p text:style-name="P1"/>
      <text:p text:style-name="P1">Write a Java program (notes) to </text:p>
      <text:list xml:id="list884389630" text:style-name="WWNum4">
        <text:list-item>
          <text:p text:style-name="P10">encrypt some text with <text:span text:style-name="T12">A</text:span>ES <text:span text:style-name="T13">(TwoFish, Serpent)</text:span></text:p>
        </text:list-item>
        <text:list-item>
          <text:p text:style-name="P10">then decrypt it</text:p>
        </text:list-item>
      </text:list>
      <text:p text:style-name="P1"/>
      <text:h text:style-name="P4" text:outline-level="2">Q<text:span text:style-name="T13">2</text:span>. <text:span text:style-name="T13">(notes)</text:span></text:h>
      <text:p text:style-name="P1"/>
      <text:p text:style-name="P1">Write a Java class <text:span text:style-name="T10">Employee</text:span> with field<text:span text:style-name="T10">s</text:span> <text:span text:style-name="T10">name, address telNo</text:span>. </text:p>
      <text:p text:style-name="P1">Write a Java program to </text:p>
      <text:list xml:id="list1116782224" text:style-name="WWNum5">
        <text:list-item>
          <text:p text:style-name="P11">instantiate a<text:span text:style-name="T10">n Employee</text:span> object</text:p>
        </text:list-item>
        <text:list-item>
          <text:p text:style-name="P11">create a SealedObject containing the <text:span text:style-name="T10">Employee</text:span> object, encrypted with some Cipher</text:p>
        </text:list-item>
        <text:list-item>
          <text:p text:style-name="P11">//</text:p>
        </text:list-item>
        <text:list-item>
          <text:p text:style-name="P11">Extract the object from the SealedObject using another cipher (initialized for decryption)</text:p>
        </text:list-item>
        <text:list-item>
          <text:p text:style-name="P11">Print out the contents of the <text:span text:style-name="T10">Employee </text:span>object.</text:p>
        </text:list-item>
      </text:list>
      <text:p text:style-name="P1"/>
      <text:h text:style-name="P4" text:outline-level="2">Q<text:span text:style-name="T13">3a</text:span>.</text:h>
      <text:p text:style-name="P1"/>
      <text:p text:style-name="P1">Write a Java program to </text:p>
      <text:list xml:id="list562213986" text:style-name="WWNum6">
        <text:list-item>
          <text:p text:style-name="P12">instantiate a<text:span text:style-name="T11">n Employee object</text:span></text:p>
        </text:list-item>
        <text:list-item>
          <text:p text:style-name="P12">create a SealedObject containing <text:span text:style-name="T11">an Employee object</text:span>, encrypted with some Cipher</text:p>
        </text:list-item>
        <text:list-item>
          <text:p text:style-name="P12">save the SealedObject to a file (“data/sealedObject.dat”)</text:p>
        </text:list-item>
        <text:list-item>
          <text:p text:style-name="P12">save the Cipher key to a file (“data/secretKey”)</text:p>
        </text:list-item>
      </text:list>
      <text:p text:style-name="P1"/>
      <text:p text:style-name="P6">You can use</text:p>
      <text:p text:style-name="P2"><text:span text:style-name="T4">private</text:span><text:span text:style-name="T7"> </text:span><text:span text:style-name="T4">static</text:span><text:span text:style-name="T7"> </text:span><text:span text:style-name="T4">void</text:span><text:span text:style-name="T7"> writeToFile(String filename, Object object)</text:span></text:p>
      <text:p text:style-name="P2"><text:span text:style-name="T7"><text:s text:c="6"/></text:span><text:span text:style-name="T4">throws</text:span><text:span text:style-name="T7"> Exception {</text:span></text:p>
      <text:p text:style-name="P2"><text:span text:style-name="T7"><text:s text:c="4"/>FileOutputStream fout = </text:span><text:span text:style-name="T4">new</text:span><text:span text:style-name="T7"> FileOutputStream(</text:span><text:span text:style-name="T4">new</text:span><text:span text:style-name="T7"> File(filename));</text:span></text:p>
      <text:p text:style-name="P2"><text:span text:style-name="T7"><text:s text:c="4"/>ObjectOutputStream oout = </text:span><text:span text:style-name="T4">new</text:span><text:span text:style-name="T7"> ObjectOutputStream(fout);</text:span></text:p>
      <text:p text:style-name="P3"><text:s text:c="4"/>oout.writeObject(object);</text:p>
      <text:p text:style-name="P2"><text:span text:style-name="T7"><text:s text:c="4"/>oout.</text:span><text:span text:style-name="T8">close</text:span><text:span text:style-name="T7">();</text:span></text:p>
      <text:p text:style-name="P3">}</text:p>
      <text:p text:style-name="P1"/>
      <text:h text:style-name="P4" text:outline-level="2"><text:soft-page-break/>Q<text:span text:style-name="T13">3b</text:span>.</text:h>
      <text:p text:style-name="P1"/>
      <text:p text:style-name="P1">Write a second Java program to </text:p>
      <text:list xml:id="list2523055581" text:style-name="WWNum7">
        <text:list-item>
          <text:p text:style-name="P13">read the key from file</text:p>
        </text:list-item>
        <text:list-item>
          <text:p text:style-name="P13">read the SealedObject from file</text:p>
        </text:list-item>
        <text:list-item>
          <text:p text:style-name="P13">extract the <text:span text:style-name="T11">Employee</text:span> object from the SealedObject.</text:p>
        </text:list-item>
        <text:list-item>
          <text:p text:style-name="P14"><text:span text:style-name="T1">print out the text stored in the </text:span><text:span text:style-name="T3">Employee </text:span><text:span text:style-name="T1">object.</text:span></text:p>
        </text:list-item>
      </text:list>
      <text:p text:style-name="List_20_Paragraph"><text:span text:style-name="T1"/></text:p>
      <text:p text:style-name="List_20_Paragraph"><text:span text:style-name="T1"/></text:p>
      <text:p text:style-name="P2"><text:span text:style-name="T6">static</text:span><text:span text:style-name="T9"> Object readFromFile(String </text:span><text:span text:style-name="T14">filename</text:span><text:span text:style-name="T9">) </text:span><text:span text:style-name="T5">throws</text:span><text:span text:style-name="T9"> Exception {</text:span></text:p>
      <text:p text:style-name="P7"><text:span text:style-name="T9"><text:s text:c="4"/>FileInputStream </text:span><text:span text:style-name="T14">fin</text:span><text:span text:style-name="T9"> = </text:span><text:span text:style-name="T5">new</text:span><text:span text:style-name="T9"> FileInputStream(</text:span><text:span text:style-name="T14">filename</text:span><text:span text:style-name="T9">);</text:span></text:p>
      <text:p text:style-name="P7"><text:span text:style-name="T9"><text:s text:c="4"/>ObjectInputStream </text:span><text:span text:style-name="T14">oin</text:span><text:span text:style-name="T9"> = </text:span><text:span text:style-name="T5">new</text:span><text:span text:style-name="T9"> ObjectInputStream(</text:span><text:span text:style-name="T14">fin</text:span><text:span text:style-name="T9">);</text:span></text:p>
      <text:p text:style-name="P7"><text:span text:style-name="T9"><text:s text:c="4"/>Object </text:span><text:span text:style-name="T14">object</text:span><text:span text:style-name="T9"> = </text:span><text:span text:style-name="T14">oin</text:span><text:span text:style-name="T9">.readObject();</text:span></text:p>
      <text:p text:style-name="P7"><text:span text:style-name="T9"><text:s text:c="4"/></text:span><text:span text:style-name="T14">oin</text:span><text:span text:style-name="T9">.close();</text:span></text:p>
      <text:p text:style-name="P7"><text:span text:style-name="T9"><text:s text:c="4"/></text:span><text:span text:style-name="T5">return</text:span><text:span text:style-name="T9"> </text:span><text:span text:style-name="T14">object</text:span><text:span text:style-name="T9">;</text:span></text:p>
      <text:p text:style-name="P2"><text:span text:style-name="T9">}</text:span></text:p>
      <text:p text:style-name="P2"><text:span text:style-name="T9"/></text:p>
      <text:p text:style-name="P2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apple-style-span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</meta:initial-creator>
    <meta:editing-cycles>14</meta:editing-cycles>
    <meta:creation-date>2011-12-07T14:05:00</meta:creation-date>
    <dc:date>2019-02-26T09:42:11.128780213</dc:date>
    <meta:editing-duration>PT7M29S</meta:editing-duration>
    <meta:generator>LibreOffice/6.0.7.3$Linux_X86_64 LibreOffice_project/00m0$Build-3</meta:generator>
    <meta:document-statistic meta:table-count="0" meta:image-count="0" meta:object-count="0" meta:page-count="2" meta:paragraph-count="40" meta:word-count="211" meta:character-count="1440" meta:non-whitespace-character-count="1235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